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add58a" draw:textarea-horizontal-align="justify" draw:textarea-vertical-align="middle" draw:auto-grow-height="false" fo:min-height="0.722cm" fo:min-width="2.2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f7a19a" draw:textarea-horizontal-align="justify" draw:textarea-vertical-align="middle" draw:auto-grow-height="false" fo:min-height="0.722cm" fo:min-width="2.2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adc5e7" draw:textarea-horizontal-align="justify" draw:textarea-vertical-align="middle" draw:auto-grow-height="false" fo:min-height="0.722cm" fo:min-width="2.272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draw:marker-start-width="0.252cm" draw:marker-end-width="0.252cm" svg:stroke-opacity="0%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10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7a19a" draw:textarea-horizontal-align="justify" draw:textarea-vertical-align="middle" draw:auto-grow-height="false" fo:min-height="0.722cm" fo:min-width="0.872cm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d58a"/>
      <style:paragraph-properties fo:text-align="center"/>
      <style:text-properties style:font-name="cmex10"/>
    </style:style>
    <style:style style:name="P3" style:family="paragraph">
      <loext:graphic-properties draw:fill="solid" draw:fill-color="#f7a19a"/>
      <style:paragraph-properties fo:text-align="center"/>
      <style:text-properties style:font-name="cmex10"/>
    </style:style>
    <style:style style:name="P4" style:family="paragraph">
      <loext:graphic-properties draw:fill="solid" draw:fill-color="#adc5e7"/>
      <style:paragraph-properties fo:text-align="center"/>
      <style:text-properties style:font-name="cmex1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8cm" svg:height="1cm" svg:x="2.4cm" svg:y="0.8cm">
          <text:p text:style-name="P1">4<text:span text:style-name="T1">k – </text:span>1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8cm" svg:height="1cm" svg:x="5.2cm" svg:y="0.8cm">
          <text:p text:style-name="P1">4<text:span text:style-name="T1">k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8cm" svg:height="1cm" svg:x="8cm" svg:y="0.8cm">
          <text:p text:style-name="P1">4<text:span text:style-name="T1">k + </text:span>1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.8cm" svg:height="1cm" svg:x="10.8cm" svg:y="0.8cm">
          <text:p text:style-name="P1">4<text:span text:style-name="T1">k </text:span><text:span text:style-name="T2">+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8cm" svg:height="1cm" svg:x="13.6cm" svg:y="0.8cm">
          <text:p text:style-name="P1">4<text:span text:style-name="T1">k </text:span><text:span text:style-name="T2">+ 3</text:span></text:p>
          <draw:enhanced-geometry svg:viewBox="0 0 21600 21600" draw:type="rectangle" draw:enhanced-path="M 0 0 L 21600 0 21600 21600 0 21600 0 0 Z N"/>
        </draw:custom-shape>
        <draw:line draw:style-name="gr4" draw:text-style-name="P5" xml:id="id2" draw:id="id2" draw:layer="layout" svg:x1="5.2cm" svg:y1="2.5cm" svg:x2="5.2cm" svg:y2="3.5cm">
          <text:p/>
        </draw:line>
        <draw:line draw:style-name="gr4" draw:text-style-name="P5" xml:id="id3" draw:id="id3" draw:layer="layout" svg:x1="16.4cm" svg:y1="2.5cm" svg:x2="16.4cm" svg:y2="3.5cm">
          <text:p/>
        </draw:line>
        <draw:line draw:style-name="gr5" draw:text-style-name="P5" xml:id="id1" draw:id="id1" draw:layer="layout" svg:x1="1.2cm" svg:y1="2.5cm" svg:x2="1.2cm" svg:y2="3.5cm">
          <text:p/>
        </draw:line>
        <draw:connector draw:style-name="gr6" draw:text-style-name="P5" draw:layer="layout" draw:type="line" svg:x1="1.2cm" svg:y1="3cm" svg:x2="5.2cm" svg:y2="3cm" draw:start-shape="id1" draw:start-glue-point="1" draw:end-shape="id2" draw:end-glue-point="1" svg:d="M1200 3000h4000" svg:viewBox="0 0 4001 1">
          <text:p/>
        </draw:connector>
        <draw:connector draw:style-name="gr7" draw:text-style-name="P5" draw:layer="layout" draw:type="line" svg:x1="5.2cm" svg:y1="3cm" svg:x2="16.4cm" svg:y2="3cm" draw:start-shape="id2" draw:start-glue-point="1" draw:end-shape="id3" draw:end-glue-point="1" svg:d="M5200 3000h11200" svg:viewBox="0 0 11201 1">
          <text:p/>
        </draw:connector>
        <draw:frame draw:style-name="gr8" draw:text-style-name="P6" draw:layer="layout" svg:width="5.439cm" svg:height="0.962cm" svg:x="8.5cm" svg:y="2.9cm">
          <draw:text-box>
            <text:p>current packet (<text:span text:style-name="T1">k</text:span>)</text:p>
          </draw:text-box>
        </draw:frame>
        <draw:frame draw:style-name="gr9" draw:text-style-name="P6" draw:layer="layout" svg:width="4.939cm" svg:height="0.962cm" svg:x="-0.099cm" svg:y="2.9cm">
          <draw:text-box>
            <text:p>previous packet</text:p>
          </draw:text-box>
        </draw:frame>
        <draw:connector draw:style-name="gr10" draw:text-style-name="P5" draw:layer="layout" draw:type="curve" svg:x1="3.8cm" svg:y1="1.8cm" svg:x2="9.4cm" svg:y2="1.8cm" draw:start-shape="id4" draw:start-glue-point="2" draw:end-shape="id5" draw:end-glue-point="2" svg:d="M3800 1800c0 771 5600 771 5600 0" svg:viewBox="0 0 5601 579">
          <text:p/>
        </draw:connector>
        <draw:connector draw:style-name="gr10" draw:text-style-name="P5" draw:layer="layout" draw:type="curve" svg:x1="15cm" svg:y1="1.8cm" svg:x2="9.4cm" svg:y2="1.8cm" draw:start-shape="id6" draw:start-glue-point="2" draw:end-shape="id5" draw:end-glue-point="2" svg:d="M15000 1800c0 771-5600 771-5600 0" svg:viewBox="0 0 5601 579">
          <text:p/>
        </draw:connector>
        <draw:connector draw:style-name="gr10" draw:text-style-name="P5" draw:layer="layout" draw:type="curve" svg:x1="3.8cm" svg:y1="0.8cm" svg:x2="6.6cm" svg:y2="0.8cm" draw:start-shape="id4" draw:start-glue-point="0" draw:end-shape="id7" svg:d="M3800 800c0-771 2800-771 2800 0" svg:viewBox="0 0 2801 579">
          <text:p/>
        </draw:connector>
        <draw:connector draw:style-name="gr10" draw:text-style-name="P5" draw:layer="layout" draw:type="curve" svg:x1="9.4cm" svg:y1="0.8cm" svg:x2="6.6cm" svg:y2="0.8cm" draw:start-shape="id5" draw:start-glue-point="0" draw:end-shape="id7" draw:end-glue-point="0" svg:d="M9400 800c0-771-2800-771-2800 0" svg:viewBox="0 0 2801 579">
          <text:p/>
        </draw:connector>
        <draw:connector draw:style-name="gr10" draw:text-style-name="P5" draw:layer="layout" draw:type="curve" svg:x1="9.4cm" svg:y1="0.8cm" svg:x2="12.2cm" svg:y2="0.8cm" draw:start-shape="id5" draw:start-glue-point="0" draw:end-shape="id8" svg:d="M9400 800c0-771 2800-771 2800 0" svg:viewBox="0 0 2801 579">
          <text:p/>
        </draw:connector>
        <draw:connector draw:style-name="gr10" draw:text-style-name="P5" draw:layer="layout" draw:type="curve" svg:x1="15cm" svg:y1="0.8cm" svg:x2="12.2cm" svg:y2="0.8cm" draw:start-shape="id6" draw:start-glue-point="0" draw:end-shape="id8" svg:d="M15000 800c0-771-2800-771-2800 0" svg:viewBox="0 0 2801 579">
          <text:p/>
        </draw:connector>
        <draw:custom-shape draw:style-name="gr11" draw:text-style-name="P3" draw:layer="layout" svg:width="1.4cm" svg:height="1cm" svg:x="1cm" svg:y="0.8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1.2cm" svg:x="0.4cm" svg:y="0.7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035cm" svg:height="0.962cm" svg:x="0cm" svg:y="0.7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8:04:30.296999008</meta:creation-date>
    <dc:date>2019-03-15T19:53:03.966144604</dc:date>
    <meta:editing-duration>PT20M23S</meta:editing-duration>
    <meta:editing-cycles>5</meta:editing-cycles>
    <meta:generator>LibreOffice/5.4.7.2$Linux_X86_64 LibreOffice_project/40$Build-2</meta:generator>
    <meta:document-statistic meta:object-count="21"/>
  </office:meta>
</office:document-meta>
</file>